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 style:list-style-name="L1">
      <style:text-properties fo:font-size="14pt" style:font-size-asian="14pt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list xml:id="list8061813339772807819" text:style-name="L1">
        <text:list-item>
          <text:p text:style-name="P2">Sir Jenny has surcome. We've laid her body next to Sir Kenath, but I noticed something strange. His armour has been tampered with. Did someone move him? Take something off the body?</text:p>
        </text:list-item>
        <text:list-item>
          <text:p text:style-name="P2">The first child has died. Wenal is inconsolable. She is blaming herself for not giving up her rations. We stored the body in one of the unused rooms.</text:p>
        </text:list-item>
        <text:list-item>
          <text:p text:style-name="P2">Nena has found some meat. Rats apparently, but that's enough to give people some hop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1-27T08:08:35.46</meta:creation-date>
    <dc:date>2018-11-27T08:10:11.77</dc:date>
    <meta:editing-duration>PT54S</meta:editing-duration>
    <meta:editing-cycles>1</meta:editing-cycles>
    <meta:generator>OpenOffice/4.1.3$Win32 OpenOffice.org_project/413m1$Build-9783</meta:generator>
    <meta:document-statistic meta:table-count="0" meta:image-count="0" meta:object-count="0" meta:page-count="1" meta:paragraph-count="3" meta:word-count="78" meta:character-count="419"/>
  </office:meta>
</office:document-meta>
</file>